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fill-color="#0066b3" draw:textarea-horizontal-align="justify" draw:textarea-vertical-align="middle" draw:auto-grow-height="false" fo:min-height="0.174cm" fo:min-width="0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2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2.161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0066b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6pt"/>
    </style:style>
    <style:style style:name="P9" style:family="paragraph">
      <loext:graphic-properties draw:fill="none" draw:fill-color="#ffffff"/>
      <style:text-properties fo:font-size="5pt"/>
    </style:style>
    <style:style style:name="P10" style:family="paragraph">
      <loext:graphic-properties draw:fill="none" draw:fill-color="#ffffff"/>
      <style:text-properties fo:font-size="4pt" style:font-size-asian="6pt" style:font-size-complex="6pt"/>
    </style:style>
    <style:style style:name="T1" style:family="text">
      <style:text-properties fo:font-size="6pt" style:font-size-asian="8pt" style:font-size-complex="8pt"/>
    </style:style>
    <style:style style:name="T2" style:family="text">
      <style:text-properties fo:font-size="6pt"/>
    </style:style>
    <style:style style:name="T3" style:family="text">
      <style:text-properties fo:color="#0066b3" fo:font-size="5pt"/>
    </style:style>
    <style:style style:name="T4" style:family="text">
      <style:text-properties fo:color="#0066b3" fo:font-size="5pt" style:font-size-asian="6pt" style:font-size-complex="6pt"/>
    </style:style>
    <style:style style:name="T5" style:family="text">
      <style:text-properties fo:color="#ed1c24" fo:font-size="5pt"/>
    </style:style>
    <style:style style:name="T6" style:family="text">
      <style:text-properties fo:font-size="5pt"/>
    </style:style>
    <style:style style:name="T7" style:family="text">
      <style:text-properties fo:font-size="4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cm" svg:height="0.6cm" svg:x="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9.2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1.3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1.3cm" svg:y="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6cm" svg:y1="4.1cm" svg:x2="7.1cm" svg:y2="4.1cm">
          <text:p/>
        </draw:line>
        <draw:line draw:style-name="gr5" draw:text-style-name="P5" draw:layer="layout" svg:x1="9.8cm" svg:y1="4.089cm" svg:x2="11.3cm" svg:y2="4.089cm">
          <text:p/>
        </draw:line>
        <draw:line draw:style-name="gr5" draw:text-style-name="P5" draw:layer="layout" svg:x1="10.3cm" svg:y1="5.389cm" svg:x2="11.3cm" svg:y2="5.389cm">
          <text:p/>
        </draw:line>
        <draw:line draw:style-name="gr6" draw:text-style-name="P5" draw:layer="layout" svg:x1="10.3cm" svg:y1="5.389cm" svg:x2="10.3cm" svg:y2="4.089cm">
          <text:p/>
        </draw:line>
        <draw:frame draw:style-name="gr7" draw:text-style-name="P6" draw:layer="layout" svg:width="1.6cm" svg:height="0.489cm" svg:x="4.6cm" svg:y="3.411cm">
          <draw:text-box>
            <text:p><text:span text:style-name="T1">root node</text:span></text:p>
          </draw:text-box>
        </draw:frame>
        <draw:frame draw:style-name="gr7" draw:text-style-name="P8" draw:layer="layout" svg:width="0.801cm" svg:height="0.489cm" svg:x="7.099cm" svg:y="3.411cm">
          <draw:text-box>
            <text:p text:style-name="P7"><text:span text:style-name="T2">A/</text:span></text:p>
          </draw:text-box>
        </draw:frame>
        <draw:custom-shape draw:style-name="gr3" draw:text-style-name="P3" draw:layer="layout" svg:width="0.6cm" svg:height="0.6cm" svg:x="7.1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7cm" svg:y1="4.1cm" svg:x2="9.2cm" svg:y2="4.1cm">
          <text:p/>
        </draw:line>
        <draw:frame draw:style-name="gr7" draw:text-style-name="P8" draw:layer="layout" svg:width="1cm" svg:height="0.489cm" svg:x="9.1cm" svg:y="3.4cm">
          <draw:text-box>
            <text:p text:style-name="P7"><text:span text:style-name="T2">B/C</text:span></text:p>
          </draw:text-box>
        </draw:frame>
        <draw:frame draw:style-name="gr7" draw:text-style-name="P8" draw:layer="layout" svg:width="0.801cm" svg:height="0.489cm" svg:x="11.2cm" svg:y="3.411cm">
          <draw:text-box>
            <text:p text:style-name="P7"><text:span text:style-name="T2">1/</text:span></text:p>
          </draw:text-box>
        </draw:frame>
        <draw:frame draw:style-name="gr7" draw:text-style-name="P8" draw:layer="layout" svg:width="0.801cm" svg:height="0.489cm" svg:x="11.199cm" svg:y="4.711cm">
          <draw:text-box>
            <text:p text:style-name="P7"><text:span text:style-name="T2">2/</text:span></text:p>
          </draw:text-box>
        </draw:frame>
        <draw:frame draw:style-name="gr8" draw:text-style-name="P9" draw:layer="layout" svg:width="1.738cm" svg:height="0.848cm" svg:x="6.8cm" svg:y="4.335cm">
          <draw:text-box>
            <text:p><text:span text:style-name="T3">0 </text:span><text:span text:style-name="T4">read</text:span><text:span text:style-name="T3">-lock</text:span></text:p>
            <text:p><text:span text:style-name="T5">0 write-lock</text:span></text:p>
            <text:p><text:span text:style-name="T6">1 locks in childs</text:span></text:p>
          </draw:text-box>
        </draw:frame>
        <draw:frame draw:style-name="gr8" draw:text-style-name="P9" draw:layer="layout" svg:width="1.738cm" svg:height="0.848cm" svg:x="8.7cm" svg:y="4.352cm">
          <draw:text-box>
            <text:p><text:span text:style-name="T3">0 </text:span><text:span text:style-name="T4">read</text:span><text:span text:style-name="T3">-lock</text:span></text:p>
            <text:p><text:span text:style-name="T5">0 write-lock</text:span></text:p>
            <text:p><text:span text:style-name="T6">1 locks in childs</text:span></text:p>
          </draw:text-box>
        </draw:frame>
        <draw:frame draw:style-name="gr8" draw:text-style-name="P9" draw:layer="layout" svg:width="1.738cm" svg:height="0.848cm" svg:x="11.762cm" svg:y="3.652cm">
          <draw:text-box>
            <text:p><text:span text:style-name="T3">0 </text:span><text:span text:style-name="T4">read</text:span><text:span text:style-name="T3">-lock</text:span></text:p>
            <text:p><text:span text:style-name="T5">0 write-lock</text:span></text:p>
            <text:p><text:span text:style-name="T6">0 locks in childs</text:span></text:p>
          </draw:text-box>
        </draw:frame>
        <draw:frame draw:style-name="gr8" draw:text-style-name="P9" draw:layer="layout" svg:width="1.738cm" svg:height="0.848cm" svg:x="11.762cm" svg:y="5cm">
          <draw:text-box>
            <text:p><text:span text:style-name="T3">1 </text:span><text:span text:style-name="T4">read</text:span><text:span text:style-name="T3">-lock</text:span></text:p>
            <text:p><text:span text:style-name="T5">0 write-lock</text:span></text:p>
            <text:p><text:span text:style-name="T6">0 locks in childs</text:span></text:p>
          </draw:text-box>
        </draw:frame>
        <draw:frame draw:style-name="gr8" draw:text-style-name="P9" draw:layer="layout" svg:width="1.738cm" svg:height="0.848cm" svg:x="4.7cm" svg:y="4.4cm">
          <draw:text-box>
            <text:p><text:span text:style-name="T3">0 </text:span><text:span text:style-name="T4">read</text:span><text:span text:style-name="T3">-lock</text:span></text:p>
            <text:p><text:span text:style-name="T5">0 write-lock</text:span></text:p>
            <text:p><text:span text:style-name="T6">1 locks in childs</text:span></text:p>
          </draw:text-box>
        </draw:frame>
        <draw:frame draw:style-name="gr9" draw:text-style-name="P10" draw:layer="layout" svg:width="2.661cm" svg:height="0.408cm" svg:x="10.839cm" svg:y="5.692cm">
          <draw:text-box>
            <text:p><text:span text:style-name="T7">HNRWL_remove_self1.od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20:38:16.393402562</meta:creation-date>
    <dc:date>2018-09-01T13:58:31.941518832</dc:date>
    <meta:editing-duration>PT39M43S</meta:editing-duration>
    <meta:editing-cycles>5</meta:editing-cycles>
    <meta:generator>LibreOffice/6.0.5.2$Linux_X86_64 LibreOffice_project/00m0$Build-2</meta:generator>
    <meta:document-statistic meta:object-count="21"/>
  </office:meta>
</office:document-meta>
</file>